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1f27f3"/>
    </style:style>
    <style:style style:name="T86" style:family="text">
      <style:text-properties officeooo:rsid="0220ca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text:span text:style-name="T86">2de2</text:span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17:51:57.589230237</dc:date>
    <meta:editing-duration>PT13H35M17S</meta:editing-duration>
    <meta:editing-cycles>345</meta:editing-cycles>
    <meta:document-statistic meta:table-count="0" meta:image-count="0" meta:object-count="0" meta:page-count="3" meta:paragraph-count="96" meta:word-count="98" meta:character-count="5257" meta:non-whitespace-character-count="5248"/>
  </office:meta>
</office:document-meta>
</file>